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125in" text:list-level-position-and-space-mode="label-alignment">
          <style:list-level-label-alignment text:label-followed-by="listtab" fo:margin-left="1.2916in" fo:text-indent="-0.125in"/>
        </style:list-level-properties>
      </text:list-level-style-number>
      <text:list-level-style-number text:level="4" style:num-suffix=".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666in" text:min-label-width="0.125in" text:list-level-position-and-space-mode="label-alignment">
          <style:list-level-label-alignment text:label-followed-by="listtab" fo:margin-left="2.7916in" fo:text-indent="-0.125in"/>
        </style:list-level-properties>
      </text:list-level-style-number>
      <text:list-level-style-number text:level="7" style:num-suffix="." style:num-format="1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666in" text:min-label-width="0.125in" text:list-level-position-and-space-mode="label-alignment">
          <style:list-level-label-alignment text:label-followed-by="listtab" fo:margin-left="4.2916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 fo:color="#000000"/>
    </style:style>
    <style:style style:name="T11" style:parent-style-name="Hyperlink" style:family="text">
      <style:text-properties fo:font-weight="bold" style:font-weight-asian="bold" style:use-window-font-color="true" style:text-underline-type="none"/>
    </style:style>
    <style:style style:name="P12" style:parent-style-name="Standard" style:family="paragraph">
      <style:text-properties fo:font-weight="bold" style:font-weight-asian="bold"/>
    </style:style>
    <style:style style:name="T13" style:parent-style-name="Hyperlink" style:family="text">
      <style:text-properties style:use-window-font-color="true" style:text-underline-type="none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P21" style:parent-style-name="Standard" style:family="paragraph">
      <style:text-properties fo:font-weight="bold" style:font-weight-asian="bold"/>
    </style:style>
    <style:style style:name="P22" style:parent-style-name="Standard" style:family="paragraph">
      <style:text-properties fo:font-weight="bold" style:font-weight-asian="bold"/>
    </style:style>
    <style:style style:name="P23" style:parent-style-name="Standard" style:family="paragraph">
      <style:text-properties fo:font-weight="bold" style:font-weight-asian="bold"/>
    </style:style>
    <style:style style:name="P24" style:parent-style-name="Standard" style:family="paragraph">
      <style:text-properties fo:font-weight="bold" style:font-weight-asian="bold"/>
    </style:style>
    <style:style style:name="P25" style:parent-style-name="Standard" style:family="paragraph">
      <style:text-properties fo:font-weight="bold" style:font-weight-asian="bold"/>
    </style:style>
    <style:style style:name="P26" style:parent-style-name="Standard" style:family="paragraph">
      <style:text-properties fo:font-weight="bold" style:font-weight-asian="bold"/>
    </style:style>
    <style:style style:name="P27" style:parent-style-name="Standard" style:family="paragraph">
      <style:text-properties fo:font-weight="bold" style:font-weight-asian="bold"/>
    </style:style>
    <style:style style:name="P28" style:parent-style-name="Standard" style:family="paragraph">
      <style:text-properties fo:font-weight="bold" style:font-weight-asian="bold"/>
    </style:style>
    <style:style style:name="P29" style:parent-style-name="Standard" style:family="paragraph">
      <style:text-properties fo:font-weight="bold" style:font-weight-asian="bold"/>
    </style:style>
    <style:style style:name="P30" style:parent-style-name="Standard" style:family="paragraph">
      <style:text-properties fo:font-weight="bold" style:font-weight-asian="bold"/>
    </style:style>
    <style:style style:name="P31" style:parent-style-name="Standard" style:family="paragraph">
      <style:text-properties fo:font-weight="bold" style:font-weight-asian="bold"/>
    </style:style>
    <style:style style:name="P32" style:parent-style-name="Standard" style:family="paragraph">
      <style:text-properties fo:font-weight="bold" style:font-weight-asian="bold"/>
    </style:style>
    <style:style style:name="P33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>1. What is meant by: &lt;ul&gt; &lt;/ul&gt; tag?</text:p>
      <text:p text:style-name="Standard">Ans:</text:p>
      <text:list text:style-name="LFO1" text:continue-numbering="true">
        <text:list-item>
          <text:p text:style-name="P2"><text:span text:style-name="T3">Unordered list</text:span>.</text:p>
        </text:list-item>
        <text:list-item>
          <text:p text:style-name="P4"><text:s/>Ordered list.<text:s/></text:p>
        </text:list-item>
        <text:list-item>
          <text:p text:style-name="P5">List.<text:s/></text:p>
        </text:list-item>
        <text:list-item>
          <text:p text:style-name="P6">None of these.</text:p>
        </text:list-item>
      </text:list>
      <text:p text:style-name="Standard"/>
      <text:p text:style-name="Standard">2. What is true for HTML validator?</text:p>
      <text:p text:style-name="Standard"><text:span text:style-name="T7">a.<text:s/></text:span><text:span text:style-name="T8">Check the code</text:span><text:span text:style-name="T9"><text:s/>for syntax error</text:span>.<text:s/></text:p>
      <text:p text:style-name="Standard">b.<text:s/>Checking the hash tag.<text:s/></text:p>
      <text:p text:style-name="Standard">c.Checking the logical error.<text:s/></text:p>
      <text:p text:style-name="Standard">d.<text:s/>None of these.</text:p>
      <text:p text:style-name="Standard"/>
      <text:p text:style-name="Standard">3. What is the web address for validating the webpage?</text:p>
      <text:p text:style-name="Standard"><text:span text:style-name="T10">a.<text:s/></text:span><text:a xlink:href="http://validator.w3.org/" office:target-frame-name="_top" xlink:show="replace"><text:span text:style-name="T11">http://validator.w3.org/</text:span></text:a></text:p>
      <text:p text:style-name="P12">b.<text:s/>html5.validator.nu/</text:p>
      <text:p text:style-name="Standard">c.<text:s/><text:a xlink:href="http://www.w3s.com" office:target-frame-name="_top" xlink:show="replace"><text:span text:style-name="T13">www.w3s.com</text:span></text:a></text:p>
      <text:p text:style-name="Standard">d.<text:s/>www.w3schools.com</text:p>
      <text:p text:style-name="Standard"/>
      <text:p text:style-name="Standard">4. In which point HTML5, XHTML1 and HTML1 are similar?</text:p>
      <text:p text:style-name="Standard"><text:span text:style-name="T14">a.</text:span><text:span text:style-name="T15">Basic structure</text:span>.<text:s/></text:p>
      <text:p text:style-name="Standard">b.Basic Rules.</text:p>
      <text:p text:style-name="Standard">c.Basic typography.</text:p>
      <text:p text:style-name="Standard">d.<text:s/>None of these.</text:p>
      <text:p text:style-name="Standard"/>
      <text:p text:style-name="Standard">5.<text:s/><text:span text:style-name="T16">xhtml1-strict.dtd<text:s/></text:span>contains in which page?</text:p>
      <text:p text:style-name="Standard"><text:span text:style-name="T17">a.<text:s/></text:span><text:span text:style-name="T18">a typical XHTML 1 Strict page</text:span>.<text:s/></text:p>
      <text:p text:style-name="Standard">b.<text:s/>a typical HTML 4 Strict page.</text:p>
      <text:p text:style-name="Standard">c.<text:s/><text:s/>a typical HTML 5 Strict page.<text:s/></text:p>
      <text:p text:style-name="Standard">d.<text:s/>None of these.</text:p>
      <text:p text:style-name="Standard"/>
      <text:p text:style-name="Standard">6. &lt;html lang="en"&gt; can<text:s/>be used in which versions of HTML?</text:p>
      <text:p text:style-name="Standard">a.<text:s/><text:span text:style-name="T19">HTML<text:s/></text:span><text:span text:style-name="T20">4</text:span></text:p>
      <text:p text:style-name="P21">b.<text:s/>HTML5</text:p>
      <text:p text:style-name="Standard">c.None of these</text:p>
      <text:p text:style-name="Standard"/>
      <text:p text:style-name="Standard">7. Which is true for<text:s/>&lt;html lang="en"&gt; ?</text:p>
      <text:p text:style-name="P22">a.<text:s/>customized accordingly to fit the language of your page content.</text:p>
      <text:p text:style-name="Standard">b.<text:s/>customized accordingly to fit the class of your page content.</text:p>
      <text:p text:style-name="Standard">c.<text:s/>customized accordingly to fit the id of your page content.</text:p>
      <text:p text:style-name="Standard">d.<text:s/>None of these.</text:p>
      <text:p text:style-name="Standard"/>
      <text:p text:style-name="Standard">8. Trailing slash ( /&gt; ) is not enlisted in which version of HTML?</text:p>
      <text:p text:style-name="P23">a.<text:s/>HTML 4.</text:p>
      <text:p text:style-name="Standard">b.<text:s/>HTML 5.</text:p>
      <text:p text:style-name="Standard">c.<text:s/>XHTML1.</text:p>
      <text:p text:style-name="Standard">d.<text:s/>None of these.</text:p>
      <text:p text:style-name="Standard"/>
      <text:p text:style-name="Standard">9. What can be the alternative of Trailing slash ( /&gt; ) in HTML5?</text:p>
      <text:soft-page-break/>
      <text:p text:style-name="P24">a.<text:s/>&lt;meta charset="utf-8"&gt;</text:p>
      <text:p text:style-name="Standard">b.<text:s/>&lt;meta charset="rtf-8"&gt;</text:p>
      <text:p text:style-name="Standard">c.<text:s/>&lt;meta charset="ltr-8"&gt;</text:p>
      <text:p text:style-name="Standard">d.<text:s/>&lt;meta charset="utf-6"&gt;</text:p>
      <text:p text:style-name="Standard"/>
      <text:p text:style-name="Standard"/>
      <text:p text:style-name="Standard">10. On which point html4 and Xhtml differs?</text:p>
      <text:p text:style-name="P25">a.<text:s/>Terminating empty elements.</text:p>
      <text:p text:style-name="Standard">b.<text:s/>Updating empty elements.</text:p>
      <text:p text:style-name="Standard">c.<text:s/>Including empty elements.</text:p>
      <text:p text:style-name="P26">d.<text:s/>An attribute must have a value (even Booleans).</text:p>
      <text:p text:style-name="Standard">e. None of these.</text:p>
      <text:p text:style-name="P27"/>
      <text:p text:style-name="Standard">11. What is void?</text:p>
      <text:p text:style-name="P28">a.<text:s/>Empty elements.</text:p>
      <text:p text:style-name="Standard">b.<text:s/>Regular elements.</text:p>
      <text:p text:style-name="Standard">c.<text:s/>A c program.</text:p>
      <text:p text:style-name="Standard">d.<text:s/>None of these.</text:p>
      <text:p text:style-name="Standard"/>
      <text:p text:style-name="Standard">12. What is an empty element?</text:p>
      <text:p text:style-name="P29">a.<text:s/>One<text:s/>that can’t contain content.</text:p>
      <text:p text:style-name="Standard">b.<text:s/>One that is closed.</text:p>
      <text:p text:style-name="Standard">c.<text:s/>One that is open.</text:p>
      <text:p text:style-name="Standard">d.<text:s/>None of these.</text:p>
      <text:p text:style-name="Standard"/>
      <text:p text:style-name="Standard">13. which one does not have an end tag?</text:p>
      <text:p text:style-name="P30">a.<text:s/>Empty element.</text:p>
      <text:p text:style-name="Standard">b.<text:s/>&lt;b&gt; &lt;/b&gt;</text:p>
      <text:p text:style-name="Standard">c.<text:s/>&lt;i&gt;<text:tab/>&lt;/i&gt;</text:p>
      <text:p text:style-name="Standard">d.<text:s/>None of these</text:p>
      <text:p text:style-name="Standard"/>
      <text:p text:style-name="Standard">14. &lt;img&gt; and &lt;br&gt; are classified as?</text:p>
      <text:p text:style-name="P31">a.<text:s/>Empty elements.</text:p>
      <text:p text:style-name="Standard">b.<text:s/>Heading tags.</text:p>
      <text:p text:style-name="Standard">c.<text:s/>Italic tag.</text:p>
      <text:p text:style-name="Standard">d.<text:s/>None of these.</text:p>
      <text:p text:style-name="Standard"/>
      <text:p text:style-name="Standard">15.In ------, empty elements must be self-closing.</text:p>
      <text:p text:style-name="P32">a.<text:s/>XHTML.</text:p>
      <text:p text:style-name="Standard">b.<text:s/>HTML4.</text:p>
      <text:p text:style-name="Standard">c.<text:s/>HTML5.</text:p>
      <text:p text:style-name="Standard">d.<text:s/>None of these.</text:p>
      <text:p text:style-name="Standard"/>
      <text:p text:style-name="Standard">16. Which attribute doesn’t have a value?</text:p>
      <text:p text:style-name="P33">a.<text:s/>&lt;option selected&gt;<text:s/>&lt;/option&gt;</text:p>
      <text:p text:style-name="Standard">b.<text:s/>&lt;br&gt;<text:tab/>&lt;/br&gt;</text:p>
      <text:p text:style-name="Standard">c.<text:s/>&lt;i&gt;<text:tab/>&lt;/i&gt;</text:p>
      <text:p text:style-name="Standard">d.<text:s/>None of thes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125in" text:list-level-position-and-space-mode="label-alignment">
          <style:list-level-label-alignment text:label-followed-by="listtab" fo:margin-left="1.2916in" fo:text-indent="-0.125in"/>
        </style:list-level-properties>
      </text:list-level-style-number>
      <text:list-level-style-number text:level="4" style:num-suffix=".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666in" text:min-label-width="0.125in" text:list-level-position-and-space-mode="label-alignment">
          <style:list-level-label-alignment text:label-followed-by="listtab" fo:margin-left="2.7916in" fo:text-indent="-0.125in"/>
        </style:list-level-properties>
      </text:list-level-style-number>
      <text:list-level-style-number text:level="7" style:num-suffix="." style:num-format="1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666in" text:min-label-width="0.125in" text:list-level-position-and-space-mode="label-alignment">
          <style:list-level-label-alignment text:label-followed-by="listtab" fo:margin-left="4.2916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18-09-27T11:02:00Z</meta:creation-date>
    <dc:date>2018-09-27T09:15:00Z</dc:date>
    <meta:template xlink:href="Normal.dotm" xlink:type="simple"/>
    <meta:editing-cycles>13</meta:editing-cycles>
    <meta:editing-duration>PT3060S</meta:editing-duration>
    <meta:document-statistic meta:page-count="2" meta:paragraph-count="4" meta:word-count="335" meta:character-count="2246" meta:row-count="15" meta:non-whitespace-character-count="1915"/>
  </office:meta>
</office:document-meta>
</file>